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lgun Gothic" svg:font-family="Malgun Gothic" style:font-family-generic="swiss" style:font-pitch="variable" svg:panose-1="2 11 5 3 2 0 0 2 0 4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Malgun Gothic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Malgun Gothic" fo:font-weight="bold" style:font-weight-asian="bold" style:font-weight-complex="bold" fo:font-size="16pt" style:font-size-asian="16pt" style:font-size-complex="16pt"/>
    </style:style>
    <style:style style:name="T3" style:parent-style-name="Policepardéfaut" style:family="text">
      <style:text-properties style:font-name="Malgun Gothic" fo:font-style="italic" style:font-style-asian="italic" style:font-style-complex="italic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Malgun Gothic" fo:font-weight="bold" style:font-weight-asian="bold" style:font-weight-complex="bold" fo:font-size="16pt" style:font-size-asian="16pt" style:font-size-complex="16pt"/>
    </style:style>
    <style:style style:name="T5" style:parent-style-name="Policepardéfaut" style:family="text">
      <style:text-properties style:font-name="Roboto, Arial, sans-serif" fo:font-weight="bold" style:font-weight-asian="bold" style:font-weight-complex="bold" fo:color="#030303"/>
    </style:style>
    <style:style style:name="T6" style:parent-style-name="Policepardéfaut" style:family="text">
      <style:text-properties style:font-name="Roboto, Arial, sans-serif" style:font-weight-complex="bold" fo:color="#030303"/>
    </style:style>
    <style:style style:name="T7" style:parent-style-name="Policepardéfaut" style:family="text">
      <style:text-properties style:font-name="Roboto, Arial, sans-serif" style:font-weight-complex="bold" fo:color="#030303"/>
    </style:style>
    <style:style style:name="T8" style:parent-style-name="Policepardéfaut" style:family="text">
      <style:text-properties style:font-name="Roboto, Arial, sans-serif" style:font-weight-complex="bold" fo:color="#030303"/>
    </style:style>
    <style:style style:name="T9" style:parent-style-name="Policepardéfaut" style:family="text">
      <style:text-properties style:font-name="Roboto, Arial, sans-serif" style:font-weight-complex="bold" fo:color="#030303"/>
    </style:style>
    <style:style style:name="T10" style:parent-style-name="Policepardéfaut" style:family="text">
      <style:text-properties style:font-name="Roboto, Arial, sans-serif" style:font-weight-complex="bold" fo:color="#030303"/>
    </style:style>
    <style:style style:name="T11" style:parent-style-name="Policepardéfaut" style:family="text">
      <style:text-properties style:font-name="Roboto, Arial, sans-serif" style:font-weight-complex="bold" fo:color="#030303"/>
    </style:style>
    <style:style style:name="T12" style:parent-style-name="Policepardéfaut" style:family="text">
      <style:text-properties style:font-name="Roboto, Arial, sans-serif" style:font-weight-complex="bold" fo:color="#030303"/>
    </style:style>
    <style:style style:name="T13" style:parent-style-name="Policepardéfaut" style:family="text">
      <style:text-properties style:font-name="Roboto, Arial, sans-serif" style:font-weight-complex="bold" fo:color="#030303"/>
    </style:style>
    <style:style style:name="T14" style:parent-style-name="Policepardéfaut" style:family="text">
      <style:text-properties style:font-name="Roboto, Arial, sans-serif" style:font-weight-complex="bold" fo:color="#030303"/>
    </style:style>
    <style:style style:name="T15" style:parent-style-name="Policepardéfaut" style:family="text">
      <style:text-properties style:font-name="Roboto, Arial, sans-serif" style:font-weight-complex="bold" fo:color="#030303"/>
    </style:style>
    <style:style style:name="P16" style:parent-style-name="Standard" style:family="paragraph">
      <style:text-properties style:font-name="Malgun Gothic" fo:font-weight="bold" style:font-weight-asian="bold" style:font-weight-complex="bold"/>
    </style:style>
    <style:style style:name="P17" style:parent-style-name="Standard" style:family="paragraph">
      <style:text-properties style:font-name="Malgun Gothic" fo:font-weight="bold" style:font-weight-asian="bold" style:font-weight-complex="bold"/>
    </style:style>
    <style:style style:name="P18" style:parent-style-name="Standard" style:family="paragraph">
      <style:text-properties style:font-name="Malgun Gothic" fo:font-weight="bold" style:font-weight-asian="bold" style:font-weight-complex="bold"/>
    </style:style>
    <style:style style:name="T19" style:parent-style-name="Policepardéfaut" style:family="text">
      <style:text-properties style:font-name="Roboto, Arial, sans-serif" style:font-weight-complex="bold" fo:color="#030303" fo:language="en" fo:country="US"/>
    </style:style>
    <style:style style:name="T20" style:parent-style-name="Policepardéfaut" style:family="text">
      <style:text-properties style:font-name="Roboto, Arial, sans-serif" style:font-weight-complex="bold" fo:color="#030303" fo:language="en" fo:country="US"/>
    </style:style>
    <style:style style:name="T21" style:parent-style-name="Policepardéfaut" style:family="text">
      <style:text-properties style:font-name="Roboto, Arial, sans-serif" style:font-weight-complex="bold" fo:color="#030303" fo:language="en" fo:country="US"/>
    </style:style>
    <style:style style:name="T22" style:parent-style-name="Policepardéfaut" style:family="text">
      <style:text-properties style:font-name="Roboto, Arial, sans-serif" style:font-weight-complex="bold" fo:color="#030303" fo:language="en" fo:country="US"/>
    </style:style>
    <style:style style:name="T23" style:parent-style-name="Policepardéfaut" style:family="text">
      <style:text-properties style:font-name="Roboto, Arial, sans-serif" style:font-weight-complex="bold" fo:color="#030303" fo:background-color="#FFFF00" fo:language="fr" fo:country="FR"/>
    </style:style>
    <style:style style:name="T24" style:parent-style-name="Policepardéfaut" style:family="text">
      <style:text-properties style:font-name="Roboto, Arial, sans-serif" style:font-weight-complex="bold" fo:color="#030303" fo:language="fr" fo:country="FR"/>
    </style:style>
    <style:style style:name="T25" style:parent-style-name="Policepardéfaut" style:family="text">
      <style:text-properties style:font-name="Roboto, Arial, sans-serif" style:font-weight-complex="bold" fo:color="#030303" fo:language="fr" fo:country="FR"/>
    </style:style>
    <style:style style:name="T26" style:parent-style-name="Policepardéfaut" style:family="text">
      <style:text-properties style:font-name="Roboto, Arial, sans-serif" style:font-weight-complex="bold" fo:color="#030303" fo:language="fr" fo:country="FR"/>
    </style:style>
    <style:style style:name="T27" style:parent-style-name="Policepardéfaut" style:family="text">
      <style:text-properties style:font-name="Roboto, Arial, sans-serif" style:font-weight-complex="bold" fo:color="#030303" fo:language="fr" fo:country="FR"/>
    </style:style>
    <style:style style:name="T28" style:parent-style-name="Policepardéfaut" style:family="text">
      <style:text-properties style:font-name="Roboto, Arial, sans-serif" style:font-weight-complex="bold" fo:color="#030303"/>
    </style:style>
    <style:style style:name="T29" style:parent-style-name="Policepardéfaut" style:family="text">
      <style:text-properties style:font-name="Roboto, Arial, sans-serif" style:font-weight-complex="bold" fo:color="#030303"/>
    </style:style>
    <style:style style:name="T30" style:parent-style-name="Policepardéfaut" style:family="text">
      <style:text-properties style:font-name="Roboto, Arial, sans-serif" style:font-weight-complex="bold" fo:color="#030303"/>
    </style:style>
    <style:style style:name="T31" style:parent-style-name="Policepardéfaut" style:family="text">
      <style:text-properties style:font-name="Roboto, Arial, sans-serif" style:font-weight-complex="bold" fo:color="#030303"/>
    </style:style>
    <style:style style:name="T32" style:parent-style-name="Policepardéfaut" style:family="text">
      <style:text-properties style:font-name="Roboto, Arial, sans-serif" style:font-weight-complex="bold" fo:color="#030303" fo:background-color="#FFFF00"/>
    </style:style>
    <style:style style:name="T33" style:parent-style-name="Policepardéfaut" style:family="text">
      <style:text-properties style:font-name="Roboto, Arial, sans-serif" style:font-weight-complex="bold" fo:color="#030303"/>
    </style:style>
    <style:style style:name="T34" style:parent-style-name="Policepardéfaut" style:family="text">
      <style:text-properties style:font-name="Roboto, Arial, sans-serif" style:font-weight-complex="bold" fo:color="#030303"/>
    </style:style>
    <style:style style:name="T35" style:parent-style-name="Policepardéfaut" style:family="text">
      <style:text-properties style:font-name="Roboto, Arial, sans-serif" style:font-weight-complex="bold" fo:color="#030303"/>
    </style:style>
    <style:style style:name="T36" style:parent-style-name="Policepardéfaut" style:family="text">
      <style:text-properties style:font-name="Roboto, Arial, sans-serif" style:font-weight-complex="bold" fo:color="#030303"/>
    </style:style>
    <style:style style:name="T37" style:parent-style-name="Policepardéfaut" style:family="text">
      <style:text-properties style:font-name="Roboto, Arial, sans-serif" style:font-weight-complex="bold" fo:color="#030303"/>
    </style:style>
    <style:style style:name="T38" style:parent-style-name="Policepardéfaut" style:family="text">
      <style:text-properties style:font-name="Roboto, Arial, sans-serif" style:font-weight-complex="bold" fo:color="#030303" fo:language="en" fo:country="US"/>
    </style:style>
    <style:style style:name="T39" style:parent-style-name="Policepardéfaut" style:family="text">
      <style:text-properties style:font-name="Roboto, Arial, sans-serif" style:font-weight-complex="bold" fo:color="#030303" fo:language="en" fo:country="US"/>
    </style:style>
    <style:style style:name="T40" style:parent-style-name="Policepardéfaut" style:family="text">
      <style:text-properties style:font-name="Roboto, Arial, sans-serif" style:font-weight-complex="bold" fo:color="#030303" fo:language="fr" fo:country="FR"/>
    </style:style>
    <style:style style:name="T41" style:parent-style-name="Policepardéfaut" style:family="text">
      <style:text-properties style:font-name="Roboto, Arial, sans-serif" style:font-weight-complex="bold" fo:color="#030303" fo:language="fr" fo:country="FR"/>
    </style:style>
    <style:style style:name="T42" style:parent-style-name="Policepardéfaut" style:family="text">
      <style:text-properties style:font-name="Roboto, Arial, sans-serif" style:font-weight-complex="bold" fo:color="#030303" fo:language="fr" fo:country="FR"/>
    </style:style>
    <style:style style:name="T43" style:parent-style-name="Policepardéfaut" style:family="text">
      <style:text-properties style:font-name="Roboto, Arial, sans-serif" style:font-weight-complex="bold" fo:color="#030303" fo:language="fr" fo:country="FR"/>
    </style:style>
    <style:style style:name="T44" style:parent-style-name="Policepardéfaut" style:family="text">
      <style:text-properties style:font-name="Roboto, Arial, sans-serif" style:font-weight-complex="bold" fo:color="#030303" fo:language="fr" fo:country="FR"/>
    </style:style>
    <style:style style:name="T45" style:parent-style-name="Policepardéfaut" style:family="text">
      <style:text-properties style:font-name="Roboto, Arial, sans-serif" style:font-weight-complex="bold" fo:color="#030303" fo:background-color="#FFFF00" fo:language="fr" fo:country="FR"/>
    </style:style>
    <style:style style:name="T46" style:parent-style-name="Policepardéfaut" style:family="text">
      <style:text-properties style:font-name="Roboto, Arial, sans-serif" style:font-weight-complex="bold" fo:color="#030303" fo:language="en" fo:country="US"/>
    </style:style>
    <style:style style:name="T47" style:parent-style-name="Policepardéfaut" style:family="text">
      <style:text-properties style:font-name="Roboto, Arial, sans-serif" style:font-weight-complex="bold" fo:color="#030303" fo:language="en" fo:country="US"/>
    </style:style>
    <style:style style:name="T48" style:parent-style-name="Policepardéfaut" style:family="text">
      <style:text-properties style:font-name="Roboto, Arial, sans-serif" style:font-weight-complex="bold" fo:color="#030303" fo:language="en" fo:country="US"/>
    </style:style>
    <style:style style:name="T49" style:parent-style-name="Policepardéfaut" style:family="text">
      <style:text-properties style:font-name="Roboto, Arial, sans-serif" style:font-weight-complex="bold" fo:color="#030303" fo:language="en" fo:country="US"/>
    </style:style>
    <style:style style:name="P50" style:parent-style-name="Standard" style:family="paragraph">
      <style:text-properties style:font-name="Malgun Gothic" fo:font-weight="bold" style:font-weight-asian="bold" style:font-weight-complex="bold" fo:language="en" fo:country="US"/>
    </style:style>
    <style:style style:name="T51" style:parent-style-name="Policepardéfaut" style:family="text">
      <style:text-properties style:font-name="Roboto, Arial, sans-serif" fo:font-weight="bold" style:font-weight-asian="bold" style:font-weight-complex="bold" fo:color="#030303" fo:language="en" fo:country="US"/>
    </style:style>
    <style:style style:name="P52" style:parent-style-name="Standard" style:family="paragraph">
      <style:text-properties style:font-name="Roboto, Arial, sans-serif" fo:font-weight="bold" style:font-weight-asian="bold" style:font-weight-complex="bold" fo:color="#030303" fo:language="en" fo:country="US"/>
    </style:style>
    <style:style style:name="T53" style:parent-style-name="Policepardéfaut" style:family="text">
      <style:text-properties style:font-name="Roboto, Arial, sans-serif" style:font-weight-complex="bold" fo:color="#030303" fo:language="en" fo:country="US"/>
    </style:style>
    <style:style style:name="T54" style:parent-style-name="Policepardéfaut" style:family="text">
      <style:text-properties style:font-name="Roboto, Arial, sans-serif" style:font-weight-complex="bold" fo:color="#030303" fo:language="en" fo:country="US"/>
    </style:style>
    <style:style style:name="T55" style:parent-style-name="Policepardéfaut" style:family="text">
      <style:text-properties style:font-name="Roboto, Arial, sans-serif" style:font-weight-complex="bold" fo:color="#030303" fo:language="en" fo:country="US"/>
    </style:style>
    <style:style style:name="T56" style:parent-style-name="Policepardéfaut" style:family="text">
      <style:text-properties style:font-name="Roboto, Arial, sans-serif" style:font-weight-complex="bold" fo:color="#030303" fo:language="en" fo:country="US"/>
    </style:style>
    <style:style style:name="T57" style:parent-style-name="Policepardéfaut" style:family="text">
      <style:text-properties style:font-name="Roboto, Arial, sans-serif" style:font-weight-complex="bold" fo:color="#030303" fo:language="en" fo:country="US"/>
    </style:style>
    <style:style style:name="T58" style:parent-style-name="Policepardéfaut" style:family="text">
      <style:text-properties style:font-name="Roboto, Arial, sans-serif" style:font-weight-complex="bold" fo:color="#030303" fo:language="en" fo:country="US"/>
    </style:style>
    <style:style style:name="T59" style:parent-style-name="Policepardéfaut" style:family="text">
      <style:text-properties style:font-name="Roboto, Arial, sans-serif" style:font-weight-complex="bold" fo:color="#030303" fo:language="en" fo:country="US"/>
    </style:style>
    <style:style style:name="T60" style:parent-style-name="Policepardéfaut" style:family="text">
      <style:text-properties style:font-name="Roboto, Arial, sans-serif" style:font-weight-complex="bold" fo:color="#030303" fo:language="en" fo:country="US"/>
    </style:style>
    <style:style style:name="T61" style:parent-style-name="Policepardéfaut" style:family="text">
      <style:text-properties style:font-name="Roboto, Arial, sans-serif" style:font-weight-complex="bold" fo:color="#030303" fo:language="en" fo:country="US"/>
    </style:style>
    <style:style style:name="P62" style:parent-style-name="Standard" style:family="paragraph">
      <style:text-properties style:font-name="Malgun Gothic" fo:font-weight="bold" style:font-weight-asian="bold" style:font-weight-complex="bold" fo:language="en" fo:country="US"/>
    </style:style>
    <style:style style:name="T63" style:parent-style-name="Policepardéfaut" style:family="text">
      <style:text-properties style:font-name="Roboto, Arial, sans-serif" style:font-weight-complex="bold" fo:color="#030303" fo:language="en" fo:country="US"/>
    </style:style>
    <style:style style:name="P64" style:parent-style-name="Standard" style:family="paragraph">
      <style:text-properties style:font-name="Roboto, Arial, sans-serif" fo:color="#030303" fo:language="en" fo:country="US"/>
    </style:style>
    <style:style style:name="P65" style:parent-style-name="Standard" style:family="paragraph">
      <style:text-properties style:font-name="Roboto, Arial, sans-serif" fo:color="#030303" fo:language="en" fo:country="US"/>
    </style:style>
    <style:style style:name="P66" style:parent-style-name="Standard" style:family="paragraph">
      <style:text-properties style:font-name="Roboto, Arial, sans-serif" fo:color="#030303" fo:language="en" fo:country="US"/>
    </style:style>
    <style:style style:name="P67" style:parent-style-name="Standard" style:family="paragraph">
      <style:text-properties style:font-name="Roboto, Arial, sans-serif" fo:color="#030303" fo:language="en" fo:country="US"/>
    </style:style>
    <style:style style:name="P68" style:parent-style-name="Standard" style:family="paragraph">
      <style:text-properties style:font-name="Roboto, Arial, sans-serif" fo:color="#030303" fo:language="en" fo:country="US"/>
    </style:style>
    <style:style style:name="P69" style:parent-style-name="Standard" style:family="paragraph">
      <style:text-properties style:font-name="Roboto, Arial, sans-serif" fo:color="#030303" fo:language="en" fo:country="US"/>
    </style:style>
    <style:style style:name="P70" style:parent-style-name="Standard" style:family="paragraph">
      <style:text-properties style:font-name="Roboto, Arial, sans-serif" fo:color="#030303" fo:language="en" fo:country="US"/>
    </style:style>
    <style:style style:name="P71" style:parent-style-name="Standard" style:family="paragraph">
      <style:text-properties style:font-name="Roboto, Arial, sans-serif" fo:color="#030303" fo:language="en" fo:country="US"/>
    </style:style>
    <style:style style:name="P72" style:parent-style-name="Standard" style:family="paragraph">
      <style:text-properties style:font-name="Roboto, Arial, sans-serif" fo:color="#030303" fo:language="en" fo:country="US"/>
    </style:style>
    <style:style style:name="P73" style:parent-style-name="Standard" style:family="paragraph">
      <style:text-properties style:font-name="Roboto, Arial, sans-serif" fo:color="#030303" fo:language="en" fo:country="US"/>
    </style:style>
    <style:style style:name="P74" style:parent-style-name="Standard" style:family="paragraph">
      <style:text-properties style:font-name="Roboto, Arial, sans-serif" fo:color="#030303" fo:language="en" fo:country="US"/>
    </style:style>
    <style:style style:name="P75" style:parent-style-name="Standard" style:family="paragraph">
      <style:text-properties style:font-name="Roboto, Arial, sans-serif" fo:color="#030303" fo:language="en" fo:country="US"/>
    </style:style>
    <style:style style:name="P76" style:parent-style-name="Standard" style:family="paragraph">
      <style:text-properties style:font-name="Roboto, Arial, sans-serif" fo:color="#030303" fo:language="en" fo:country="US"/>
    </style:style>
    <style:style style:name="P77" style:parent-style-name="Standard" style:family="paragraph">
      <style:text-properties style:font-name="Roboto, Arial, sans-serif" fo:color="#030303" fo:language="en" fo:country="US"/>
    </style:style>
    <style:style style:name="P78" style:parent-style-name="Standard" style:family="paragraph">
      <style:text-properties style:font-name="Roboto, Arial, sans-serif" fo:color="#030303" fo:language="en" fo:country="US"/>
    </style:style>
    <style:style style:name="P79" style:parent-style-name="Standard" style:family="paragraph">
      <style:text-properties style:font-name="Roboto, Arial, sans-serif" fo:color="#030303" fo:language="en" fo:country="US"/>
    </style:style>
    <style:style style:name="P80" style:parent-style-name="Standard" style:family="paragraph">
      <style:text-properties style:font-name="Roboto, Arial, sans-serif" fo:color="#030303" fo:language="en" fo:country="US"/>
    </style:style>
    <style:style style:name="P81" style:parent-style-name="Standard" style:family="paragraph">
      <style:text-properties style:font-name="Roboto, Arial, sans-serif" fo:color="#030303" fo:language="en" fo:country="US"/>
    </style:style>
    <style:style style:name="P82" style:parent-style-name="Standard" style:family="paragraph">
      <style:text-properties style:font-name="Roboto, Arial, sans-serif" fo:color="#030303" fo:language="en" fo:country="US"/>
    </style:style>
    <style:style style:name="P83" style:parent-style-name="Standard" style:family="paragraph">
      <style:text-properties style:font-name="Roboto, Arial, sans-serif" fo:color="#030303" fo:language="en" fo:country="US"/>
    </style:style>
    <style:style style:name="P84" style:parent-style-name="Standard" style:family="paragraph">
      <style:text-properties style:font-name="Roboto, Arial, sans-serif" fo:color="#030303" fo:language="en" fo:country="US"/>
    </style:style>
    <style:style style:name="P85" style:parent-style-name="Standard" style:family="paragraph">
      <style:text-properties style:font-name="Roboto, Arial, sans-serif" fo:color="#030303" fo:language="en" fo:country="US"/>
    </style:style>
    <style:style style:name="P86" style:parent-style-name="Standard" style:family="paragraph">
      <style:text-properties style:font-name="Roboto, Arial, sans-serif" fo:font-weight="bold" style:font-weight-asian="bold" style:font-weight-complex="bold" fo:color="#030303" fo:language="en" fo:country="US"/>
    </style:style>
    <style:style style:name="P87" style:parent-style-name="Standard" style:family="paragraph">
      <style:text-properties style:font-name="Roboto, Arial, sans-serif" fo:color="#030303" fo:language="en" fo:country="US"/>
    </style:style>
    <style:style style:name="P88" style:parent-style-name="Standard" style:family="paragraph">
      <style:text-properties style:font-name="Roboto, Arial, sans-serif" fo:color="#030303" fo:language="fr" fo:country="FR"/>
    </style:style>
    <style:style style:name="P89" style:parent-style-name="Standard" style:family="paragraph">
      <style:text-properties style:font-name="Roboto, Arial, sans-serif" fo:color="#030303" fo:language="fr" fo:country="FR"/>
    </style:style>
    <style:style style:name="P90" style:parent-style-name="Standard" style:family="paragraph">
      <style:text-properties style:font-name="Roboto, Arial, sans-serif" fo:color="#030303" fo:language="fr" fo:country="FR"/>
    </style:style>
    <style:style style:name="P91" style:parent-style-name="Standard" style:family="paragraph">
      <style:text-properties style:font-name="Roboto, Arial, sans-serif" fo:color="#030303" fo:language="fr" fo:country="FR"/>
    </style:style>
    <style:style style:name="P92" style:parent-style-name="Standard" style:family="paragraph">
      <style:text-properties style:font-name="Roboto, Arial, sans-serif" fo:color="#030303" fo:language="fr" fo:country="FR"/>
    </style:style>
    <style:style style:name="P93" style:parent-style-name="Standard" style:family="paragraph">
      <style:text-properties style:font-name="Roboto, Arial, sans-serif" fo:color="#030303" fo:language="en" fo:country="US"/>
    </style:style>
    <style:style style:name="P94" style:parent-style-name="Standard" style:family="paragraph">
      <style:text-properties style:font-name="Roboto, Arial, sans-serif" fo:color="#030303" fo:language="en" fo:country="US"/>
    </style:style>
    <style:style style:name="P95" style:parent-style-name="Standard" style:family="paragraph">
      <style:text-properties style:font-name="Roboto, Arial, sans-serif" fo:color="#030303" fo:language="en" fo:country="US"/>
    </style:style>
    <style:style style:name="P96" style:parent-style-name="Standard" style:family="paragraph">
      <style:text-properties style:font-name="Roboto, Arial, sans-serif" fo:color="#030303" fo:language="en" fo:country="US"/>
    </style:style>
    <style:style style:name="P97" style:parent-style-name="Standard" style:family="paragraph">
      <style:text-properties style:font-name="Roboto, Arial, sans-serif" fo:color="#030303" fo:language="en" fo:country="US"/>
    </style:style>
    <style:style style:name="P98" style:parent-style-name="Standard" style:family="paragraph">
      <style:text-properties style:font-name="Roboto, Arial, sans-serif" fo:color="#030303"/>
    </style:style>
    <style:style style:name="P99" style:parent-style-name="Standard" style:family="paragraph">
      <style:text-properties style:font-name="Roboto, Arial, sans-serif" fo:color="#030303"/>
    </style:style>
    <style:style style:name="P100" style:parent-style-name="Standard" style:family="paragraph">
      <style:text-properties style:font-name="Roboto, Arial, sans-serif" fo:color="#030303"/>
    </style:style>
    <style:style style:name="P101" style:parent-style-name="Standard" style:family="paragraph">
      <style:text-properties style:font-name="Roboto, Arial, sans-serif" fo:color="#030303"/>
    </style:style>
    <style:style style:name="P102" style:parent-style-name="Standard" style:family="paragraph">
      <style:text-properties style:font-name="Roboto, Arial, sans-serif" fo:color="#030303"/>
    </style:style>
    <style:style style:name="P103" style:parent-style-name="Standard" style:family="paragraph">
      <style:text-properties style:font-name="Roboto, Arial, sans-serif" fo:color="#030303"/>
    </style:style>
    <style:style style:name="P104" style:parent-style-name="Standard" style:family="paragraph">
      <style:text-properties style:font-name="Roboto, Arial, sans-serif" fo:color="#030303"/>
    </style:style>
    <style:style style:name="P105" style:parent-style-name="Standard" style:family="paragraph">
      <style:text-properties style:font-name="Roboto, Arial, sans-serif" fo:color="#030303"/>
    </style:style>
    <style:style style:name="P106" style:parent-style-name="Standard" style:family="paragraph">
      <style:text-properties style:font-name="Roboto, Arial, sans-serif" fo:color="#030303"/>
    </style:style>
    <style:style style:name="P107" style:parent-style-name="Standard" style:family="paragraph">
      <style:text-properties style:font-name="Roboto, Arial, sans-serif" fo:color="#030303"/>
    </style:style>
    <style:style style:name="P108" style:parent-style-name="Standard" style:family="paragraph">
      <style:text-properties style:font-name="Roboto, Arial, sans-serif" fo:color="#030303"/>
    </style:style>
    <style:style style:name="P109" style:parent-style-name="Standard" style:family="paragraph">
      <style:text-properties style:font-name="Roboto, Arial, sans-serif" fo:color="#030303"/>
    </style:style>
    <style:style style:name="P110" style:parent-style-name="Standard" style:family="paragraph">
      <style:text-properties style:font-name="Roboto, Arial, sans-serif" fo:color="#030303"/>
    </style:style>
    <style:style style:name="P111" style:parent-style-name="Standard" style:family="paragraph">
      <style:text-properties style:font-name="Roboto, Arial, sans-serif" fo:color="#030303"/>
    </style:style>
    <style:style style:name="P112" style:parent-style-name="Standard" style:family="paragraph">
      <style:text-properties style:font-name="Roboto, Arial, sans-serif" fo:color="#030303"/>
    </style:style>
    <style:style style:name="P113" style:parent-style-name="Standard" style:family="paragraph">
      <style:text-properties style:font-name="Roboto, Arial, sans-serif" fo:color="#030303"/>
    </style:style>
    <style:style style:name="P114" style:parent-style-name="Standard" style:family="paragraph">
      <style:text-properties style:font-name="Roboto, Arial, sans-serif" fo:color="#030303"/>
    </style:style>
    <style:style style:name="P115" style:parent-style-name="Standard" style:family="paragraph">
      <style:text-properties style:font-name="Roboto, Arial, sans-serif" fo:color="#030303"/>
    </style:style>
    <style:style style:name="P116" style:parent-style-name="Standard" style:family="paragraph">
      <style:text-properties style:font-name="Roboto, Arial, sans-serif" fo:color="#030303"/>
    </style:style>
    <style:style style:name="P117" style:parent-style-name="Standard" style:family="paragraph">
      <style:text-properties style:font-name="Roboto, Arial, sans-serif" fo:color="#030303"/>
    </style:style>
    <style:style style:name="P118" style:parent-style-name="Standard" style:family="paragraph">
      <style:text-properties style:font-name="Roboto, Arial, sans-serif" fo:color="#030303"/>
    </style:style>
    <style:style style:name="P119" style:parent-style-name="Standard" style:family="paragraph">
      <style:text-properties style:font-name="Roboto, Arial, sans-serif" fo:color="#030303"/>
    </style:style>
    <style:style style:name="P120" style:parent-style-name="Standard" style:family="paragraph">
      <style:text-properties style:font-name="Roboto, Arial, sans-serif" fo:color="#030303"/>
    </style:style>
    <style:style style:name="P121" style:parent-style-name="Standard" style:family="paragraph">
      <style:text-properties style:font-name="Roboto, Arial, sans-serif" fo:color="#030303"/>
    </style:style>
    <style:style style:name="P122" style:parent-style-name="Standard" style:family="paragraph">
      <style:text-properties style:font-name="Roboto, Arial, sans-serif" fo:font-weight="bold" style:font-weight-asian="bold" style:font-weight-complex="bold" fo:color="#030303"/>
    </style:style>
    <style:style style:name="P123" style:parent-style-name="Standard" style:family="paragraph">
      <style:text-properties style:font-name="Roboto, Arial, sans-serif" fo:font-weight="bold" style:font-weight-asian="bold" style:font-weight-complex="bold" fo:color="#030303"/>
    </style:style>
    <style:style style:name="P124" style:parent-style-name="Standard" style:family="paragraph">
      <style:text-properties style:font-name="Roboto, Arial, sans-serif" fo:font-weight="bold" style:font-weight-asian="bold" style:font-weight-complex="bold" fo:color="#030303"/>
    </style:style>
    <style:style style:name="P125" style:parent-style-name="Standard" style:family="paragraph">
      <style:text-properties style:font-name="Roboto, Arial, sans-serif" fo:font-weight="bold" style:font-weight-asian="bold" style:font-weight-complex="bold" fo:color="#030303"/>
    </style:style>
    <style:style style:name="P126" style:parent-style-name="Standard" style:family="paragraph">
      <style:text-properties style:font-name="Roboto, Arial, sans-serif" fo:font-style="italic" style:font-style-asian="italic" style:font-style-complex="italic" fo:color="#030303"/>
    </style:style>
    <style:style style:name="P127" style:parent-style-name="Standard" style:family="paragraph">
      <style:text-properties style:font-name="Roboto, Arial, sans-serif" fo:font-style="italic" style:font-style-asian="italic" style:font-style-complex="italic" fo:color="#030303"/>
    </style:style>
    <style:style style:name="T128" style:parent-style-name="Lienhypertexte" style:family="text">
      <style:text-properties style:font-name="Roboto, Arial, sans-serif"/>
    </style:style>
    <style:style style:name="P129" style:parent-style-name="Standard" style:family="paragraph">
      <style:text-properties style:font-name="Roboto, Arial, sans-serif" fo:color="#030303"/>
    </style:style>
    <style:style style:name="P130" style:parent-style-name="Standard" style:family="paragraph">
      <style:text-properties style:font-name="Roboto, Arial, sans-serif" fo:color="#030303"/>
    </style:style>
    <style:style style:name="P131" style:parent-style-name="Standard" style:family="paragraph">
      <style:text-properties style:font-name="Roboto, Arial, sans-serif" fo:color="#030303"/>
    </style:style>
    <style:style style:name="P132" style:parent-style-name="Standard" style:family="paragraph">
      <style:text-properties style:font-name="Roboto, Arial, sans-serif" fo:color="#030303"/>
    </style:style>
    <style:style style:name="P133" style:parent-style-name="Standard" style:family="paragraph">
      <style:text-properties style:font-name="Roboto, Arial, sans-serif" fo:color="#030303"/>
    </style:style>
    <style:style style:name="P134" style:parent-style-name="Standard" style:family="paragraph">
      <style:text-properties style:font-name="Roboto, Arial, sans-serif" fo:color="#030303"/>
    </style:style>
    <style:style style:name="P135" style:parent-style-name="Standard" style:family="paragraph">
      <style:text-properties style:font-name="Roboto, Arial, sans-serif" fo:color="#030303"/>
    </style:style>
    <style:style style:name="P136" style:parent-style-name="Standard" style:family="paragraph">
      <style:text-properties style:font-name="Roboto, Arial, sans-serif" fo:color="#030303"/>
    </style:style>
    <style:style style:name="T137" style:parent-style-name="Policepardéfaut" style:family="text">
      <style:text-properties style:font-name="Roboto, Arial, sans-serif" fo:color="#030303"/>
    </style:style>
    <style:style style:name="T138" style:parent-style-name="Policepardéfaut" style:family="text">
      <style:text-properties style:font-name="Roboto, Arial, sans-serif" fo:color="#030303"/>
    </style:style>
  </office:automatic-styles>
  <office:body>
    <office:text text:use-soft-page-breaks="true">
      <text:p text:style-name="P1">TOEIC Listening Test answer sheet</text:p>
      <text:p text:style-name="P2"/>
      <text:p text:style-name="Standard"><text:span text:style-name="T3">Answer A, B, C or D for all 100 Q’s. No further information is given on the listening test – see the screen for any of the additional information to complete each part 1 – 4.</text:span></text:p>
      <text:p text:style-name="P4"/>
      <text:p text:style-name="Standard"><text:span text:style-name="T5">Part 1:</text:span></text:p>
      <text:p text:style-name="Standard"><text:span text:style-name="T6">1)D</text:span></text:p>
      <text:p text:style-name="Standard"><text:span text:style-name="T7">2)C</text:span></text:p>
      <text:p text:style-name="Standard"><text:span text:style-name="T8">3)A</text:span></text:p>
      <text:p text:style-name="Standard"><text:span text:style-name="T9">4)C</text:span></text:p>
      <text:p text:style-name="Standard"><text:span text:style-name="T10">5)B</text:span></text:p>
      <text:p text:style-name="Standard"><text:span text:style-name="T11">6)A</text:span></text:p>
      <text:p text:style-name="Standard"><text:span text:style-name="T12">7)B</text:span></text:p>
      <text:p text:style-name="Standard"><text:span text:style-name="T13">8)B</text:span></text:p>
      <text:p text:style-name="Standard"><text:span text:style-name="T14">9)C</text:span></text:p>
      <text:p text:style-name="Standard"><text:span text:style-name="T15">10)B</text:span></text:p>
      <text:p text:style-name="P16"/>
      <text:p text:style-name="P17">Part 2:</text:p>
      <text:p text:style-name="P18"/>
      <text:p text:style-name="Standard"><text:span text:style-name="T19">11)B</text:span></text:p>
      <text:p text:style-name="Standard"><text:span text:style-name="T20">12)B</text:span></text:p>
      <text:p text:style-name="Standard"><text:span text:style-name="T21">13)C</text:span></text:p>
      <text:p text:style-name="Standard"><text:span text:style-name="T22">14)A</text:span></text:p>
      <text:p text:style-name="Standard"><text:span text:style-name="T23">15)Pas entendu</text:span></text:p>
      <text:p text:style-name="Standard"><text:span text:style-name="T24">16)C</text:span></text:p>
      <text:p text:style-name="Standard"><text:span text:style-name="T25">17)A</text:span></text:p>
      <text:p text:style-name="Standard"><text:span text:style-name="T26">18)A</text:span></text:p>
      <text:p text:style-name="Standard"><text:span text:style-name="T27">19)B</text:span></text:p>
      <text:p text:style-name="Standard"><text:span text:style-name="T28">20)C</text:span></text:p>
      <text:p text:style-name="Standard"><text:span text:style-name="T29">21)C</text:span></text:p>
      <text:p text:style-name="Standard"><text:span text:style-name="T30">22)C</text:span></text:p>
      <text:p text:style-name="Standard"><text:span text:style-name="T31">23)C</text:span></text:p>
      <text:p text:style-name="Standard"><text:span text:style-name="T32">24)B?</text:span><text:span text:style-name="T33"><text:s/></text:span></text:p>
      <text:p text:style-name="Standard"><text:span text:style-name="T34">25)C</text:span></text:p>
      <text:p text:style-name="Standard"><text:span text:style-name="T35">26)B</text:span></text:p>
      <text:p text:style-name="Standard"><text:span text:style-name="T36">27)A</text:span></text:p>
      <text:p text:style-name="Standard"><text:span text:style-name="T37">28)C</text:span></text:p>
      <text:p text:style-name="Standard"><text:span text:style-name="T38">29)C</text:span></text:p>
      <text:p text:style-name="Standard"><text:span text:style-name="T39">30)B</text:span></text:p>
      <text:p text:style-name="Standard"><text:span text:style-name="T40">31)A</text:span></text:p>
      <text:p text:style-name="Standard"><text:span text:style-name="T41">32)C</text:span></text:p>
      <text:p text:style-name="Standard"><text:span text:style-name="T42">33)B</text:span></text:p>
      <text:soft-page-break/>
      <text:p text:style-name="Standard"><text:span text:style-name="T43">34)B</text:span></text:p>
      <text:p text:style-name="Standard"><text:span text:style-name="T44">35)C</text:span></text:p>
      <text:p text:style-name="Standard"><text:span text:style-name="T45">36)Pas entendu</text:span></text:p>
      <text:p text:style-name="Standard"><text:span text:style-name="T46">37)A</text:span></text:p>
      <text:p text:style-name="Standard"><text:span text:style-name="T47">38)B</text:span></text:p>
      <text:p text:style-name="Standard"><text:span text:style-name="T48">39)B</text:span></text:p>
      <text:p text:style-name="Standard"><text:span text:style-name="T49">40)C</text:span></text:p>
      <text:p text:style-name="P50"/>
      <text:p text:style-name="Standard"><text:span text:style-name="T51">Part 3:</text:span></text:p>
      <text:p text:style-name="P52"/>
      <text:p text:style-name="Standard"><text:span text:style-name="T53">41)C</text:span></text:p>
      <text:p text:style-name="Standard"><text:span text:style-name="T54">42)D</text:span></text:p>
      <text:p text:style-name="Standard"><text:span text:style-name="T55">43)C</text:span></text:p>
      <text:p text:style-name="Standard"><text:span text:style-name="T56">44)B</text:span></text:p>
      <text:p text:style-name="Standard"><text:span text:style-name="T57">45)AD</text:span></text:p>
      <text:p text:style-name="Standard"><text:span text:style-name="T58">46)B</text:span></text:p>
      <text:p text:style-name="Standard"><text:span text:style-name="T59">47)D</text:span></text:p>
      <text:p text:style-name="Standard"><text:span text:style-name="T60">48)B</text:span></text:p>
      <text:p text:style-name="Standard"><text:span text:style-name="T61">49)B</text:span></text:p>
      <text:p text:style-name="P62"/>
      <text:p text:style-name="Standard"><text:span text:style-name="T63">50)B</text:span></text:p>
      <text:p text:style-name="P64">51)B</text:p>
      <text:p text:style-name="P65">52)D</text:p>
      <text:p text:style-name="P66">53)D</text:p>
      <text:p text:style-name="P67">54)D</text:p>
      <text:p text:style-name="P68">55)B</text:p>
      <text:p text:style-name="P69">56)D</text:p>
      <text:p text:style-name="P70">57)D</text:p>
      <text:p text:style-name="P71">58)C</text:p>
      <text:p text:style-name="P72"/>
      <text:p text:style-name="P73">59)B</text:p>
      <text:p text:style-name="P74">60)B</text:p>
      <text:p text:style-name="P75">61)A</text:p>
      <text:p text:style-name="P76">62)B</text:p>
      <text:p text:style-name="P77">63)A</text:p>
      <text:p text:style-name="P78">64)D</text:p>
      <text:p text:style-name="P79">65)B</text:p>
      <text:p text:style-name="P80">66)C</text:p>
      <text:p text:style-name="P81">67)C</text:p>
      <text:p text:style-name="P82">68)A</text:p>
      <text:p text:style-name="P83">69)A</text:p>
      <text:p text:style-name="P84">70)C</text:p>
      <text:p text:style-name="P85"/>
      <text:p text:style-name="P86">Part 4:</text:p>
      <text:p text:style-name="P87"/>
      <text:p text:style-name="P88">71)C</text:p>
      <text:p text:style-name="P89">72)D</text:p>
      <text:p text:style-name="P90">73)D</text:p>
      <text:p text:style-name="P91">74)C</text:p>
      <text:soft-page-break/>
      <text:p text:style-name="P92">75) Aucune idée</text:p>
      <text:p text:style-name="P93">76)B</text:p>
      <text:p text:style-name="P94">77)B</text:p>
      <text:p text:style-name="P95">78)B</text:p>
      <text:p text:style-name="P96">79)C</text:p>
      <text:p text:style-name="P97"/>
      <text:p text:style-name="P98">80)B</text:p>
      <text:p text:style-name="P99">81)D</text:p>
      <text:p text:style-name="P100">82)D</text:p>
      <text:p text:style-name="P101">83)D</text:p>
      <text:p text:style-name="P102">84)A</text:p>
      <text:p text:style-name="P103">85)B</text:p>
      <text:p text:style-name="P104">86)B</text:p>
      <text:p text:style-name="P105">87)B</text:p>
      <text:p text:style-name="P106">88)D</text:p>
      <text:p text:style-name="P107"/>
      <text:p text:style-name="P108">89)</text:p>
      <text:p text:style-name="P109">90)</text:p>
      <text:p text:style-name="P110">91)</text:p>
      <text:p text:style-name="P111">92)C</text:p>
      <text:p text:style-name="P112">93)B</text:p>
      <text:p text:style-name="P113">94)D</text:p>
      <text:p text:style-name="P114">95)B</text:p>
      <text:p text:style-name="P115">96)B</text:p>
      <text:p text:style-name="P116">97)B</text:p>
      <text:p text:style-name="P117"/>
      <text:p text:style-name="P118">98)</text:p>
      <text:p text:style-name="P119">99)</text:p>
      <text:p text:style-name="P120">100) <text:s/></text:p>
      <text:p text:style-name="P121"/>
      <text:p text:style-name="P122">Total: /100</text:p>
      <text:p text:style-name="P123"/>
      <text:p text:style-name="P124">***78,5 is the passing grade for B2.***</text:p>
      <text:p text:style-name="P125"/>
      <text:p text:style-name="P126">You can see more about the way in which you are scored here:</text:p>
      <text:p text:style-name="P127"/>
      <text:p text:style-name="Standard"><text:a xlink:href="https://yourenglishtest.com/article/index/art/146" office:target-frame-name="_top" xlink:show="replace"><text:span text:style-name="T128">https://yourenglishtest.com/article/index/art/146</text:span></text:a></text:p>
      <text:p text:style-name="P129"/>
      <text:p text:style-name="P130"/>
      <text:p text:style-name="P131"/>
      <text:p text:style-name="P132">95 – Answer B: “back to the boat” synonym of “ship”<text:s/></text:p>
      <text:p text:style-name="P133">96 – Answer B: using future + list of what will happen (first we will have a<text:s/>nice nature walk around the island – At 12’ o’clock we will come back to the boat…)</text:p>
      <text:p text:style-name="P134">97 – Answer A (At 12’ o’clock)</text:p>
      <text:p text:style-name="P135">98 – Answer D:<text:s/>“It looks like<text:s/>the rainy cold weather<text:s/>has finally stopped”</text:p>
      <text:p text:style-name="P136">99 – Answer D:<text:s/>“Slight chance of thunder later on tonight</text:p>
      <text:p text:style-name="Standard"><text:span text:style-name="T137">100 – Answer D:<text:s/></text:span><text:span text:style-name="T138">“Then we can expect higher temperatures with the high being forecast around 90°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lgun Gothic" svg:font-family="Malgun Gothic" style:font-family-generic="swiss" style:font-pitch="variable" svg:panose-1="2 11 5 3 2 0 0 2 0 4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Pierre Sénéchal</meta:initial-creator>
    <dc:creator>Pierre SENECHAL</dc:creator>
    <meta:creation-date>2021-10-05T12:57:00Z</meta:creation-date>
    <dc:date>2021-10-19T12:38:00Z</dc:date>
    <meta:template xlink:href="Normal.dotm" xlink:type="simple"/>
    <meta:editing-cycles>9</meta:editing-cycles>
    <meta:editing-duration>PT5520S</meta:editing-duration>
    <meta:document-statistic meta:page-count="3" meta:paragraph-count="2" meta:word-count="228" meta:character-count="1485" meta:row-count="10" meta:non-whitespace-character-count="1259"/>
  </office:meta>
</office:document-meta>
</file>